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478c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e21ff5"/>
    </style:style>
    <style:style style:name="T52" style:family="text">
      <style:text-properties officeooo:rsid="0233449b"/>
    </style:style>
    <style:style style:name="T53" style:family="text">
      <style:text-properties officeooo:rsid="02317916"/>
    </style:style>
    <style:style style:name="T54" style:family="text">
      <style:text-properties officeooo:rsid="0063a409"/>
    </style:style>
    <style:style style:name="T55" style:family="text">
      <style:text-properties officeooo:rsid="034a2232"/>
    </style:style>
    <style:style style:name="T56" style:family="text">
      <style:text-properties officeooo:rsid="0387836c"/>
    </style:style>
    <style:style style:name="T57" style:family="text">
      <style:text-properties officeooo:rsid="03b4652d"/>
    </style:style>
    <style:style style:name="T58" style:family="text">
      <style:text-properties officeooo:rsid="03e46f2c"/>
    </style:style>
    <style:style style:name="T59" style:family="text">
      <style:text-properties officeooo:rsid="023d18e5"/>
    </style:style>
    <style:style style:name="T60" style:family="text">
      <style:text-properties officeooo:rsid="00836784"/>
    </style:style>
    <style:style style:name="T61" style:family="text">
      <style:text-properties officeooo:rsid="036e9576"/>
    </style:style>
    <style:style style:name="T62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7">Esser-</text:span>Skala, 201<text:span text:style-name="T58">9</text:span></text:p>
      <text:p text:style-name="P19"/>
      <text:p text:style-name="P19"/>
      <text:p text:style-name="P14">© 201<text:span text:style-name="T58">9</text:span> by Wolfgang <text:span text:style-name="T57">Esser-</text:span>Skala. This edition is licensed under the<text:span text:style-name="T55"><text:line-break/></text:span>Creative Commons Attribution<text:span text:style-name="T49">-NonCommercial-ShareAlike</text:span> 4.0 International License.<text:span text:style-name="T55"><text:line-break/></text:span>To view a copy of this license, visit http://creativecommons.org/licenses/by<text:span text:style-name="T50">-nc-sa</text:span>/4.0/.</text:p>
      <text:p text:style-name="P13"/>
      <text:p text:style-name="P15">Music engraving by LilyPond 2.18.0 (http://www.lilypond.org).<text:span text:style-name="T48"><text:line-break/>Front matter</text:span> typeset with EB Garamond (http://www.georgduffner.at/ebgaramond).</text:p>
      <text:p text:style-name="P19"/>
      <text:p text:style-name="P12">First <text:span text:style-name="T51">version</text:span>, <text:span text:style-name="T58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58">30</text:span>).</text:p>
      <text:p text:style-name="P3"/>
      <text:p text:style-name="P4">In general, this edition closely follows the <text:span text:style-name="T56">manuscript</text:span>. Any changes <text:span text:style-name="T4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59"> Ms, manuscript; o</text:span>rg, basses and organ; <text:span text:style-name="T59">r, rest;</text:span> S,<text:span text:style-name="T62"> </text:span>soprano; T<text:span text:style-name="T60">, </text:span>tenor; <text:span text:style-name="T61">vl</text:span>, violin;<text:span text:style-name="T61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704<text:tab/>vl 1, 2<text:tab/>last eighth in Ms: g′16–f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3">wolfgang</text:span> (at) <text:span text:style-name="T52">esser-skala</text:span>.at<text:span text:style-name="T53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57">Esser-</text:span>Skala</text:p>
      <text:p text:style-name="P25"><text:span text:style-name="T55"><text:line-break/></text:span>C O N T E N T S</text:p>
      <text:p text:style-name="P17"/>
      <text:p text:style-name="P16"/>
      <text:p text:style-name="P11"/>
      <text:p text:style-name="P18">1<text:tab/><text:span text:style-name="T58">Dixit Dominus</text:span><text:tab/><text:span text:style-name="T58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2T19:30:38.288129953</dc:date>
    <dc:creator>Wolfgang Skala</dc:creator>
    <meta:editing-duration>P10DT22H12M36S</meta:editing-duration>
    <meta:editing-cycles>948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79" meta:character-count="2794" meta:non-whitespace-character-count="2311"/>
  </office:meta>
</office:document-meta>
</file>